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2000002FC17BBC98F7B2428AF.png" manifest:media-type="image/png"/>
  <manifest:file-entry manifest:full-path="Pictures/10000201000002FC000001B2E5EF83BB997D7D7F.png" manifest:media-type="image/png"/>
  <manifest:file-entry manifest:full-path="Pictures/10000201000002F2000000AFD08ED12F2708609B.png" manifest:media-type="image/png"/>
  <manifest:file-entry manifest:full-path="Pictures/10000201000003000000010E1D9EA1E054F3567C.png" manifest:media-type="image/png"/>
  <manifest:file-entry manifest:full-path="Pictures/10000201000002ED000002B4C4D5F27D4C62DC0F.png" manifest:media-type="image/png"/>
  <manifest:file-entry manifest:full-path="Pictures/10000201000002EF00000253054AB9A4E67363E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031c" officeooo:paragraph-rsid="000703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4. Roads and Libraries</text:p>
      <text:p text:style-name="P1"><draw:frame draw:style-name="fr1" draw:name="Image1" text:anchor-type="char" svg:width="19.001cm" svg:height="19.251cm" draw:z-index="0"><draw:image xlink:href="Pictures/10000201000002F2000002FC17BBC98F7B2428AF.png" xlink:type="simple" xlink:show="embed" xlink:actuate="onLoad" draw:mime-type="image/png"/></draw:frame><text:s/></text:p>
      <text:p text:style-name="P1"><draw:frame draw:style-name="fr1" draw:name="Image2" text:anchor-type="char" svg:width="19.001cm" svg:height="4.408cm" draw:z-index="1"><draw:image xlink:href="Pictures/10000201000002F2000000AFD08ED12F2708609B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char" svg:width="17.836cm" svg:height="10.132cm" draw:z-index="2"><draw:image xlink:href="Pictures/10000201000002FC000001B2E5EF83BB997D7D7F.png" xlink:type="simple" xlink:show="embed" xlink:actuate="onLoad" draw:mime-type="image/png"/></draw:frame><text:soft-page-break/><text:s/></text:p>
      <text:p text:style-name="P1"><draw:frame draw:style-name="fr2" draw:name="Image4" text:anchor-type="char" svg:width="17.337cm" svg:height="16.018cm" draw:z-index="3"><draw:image xlink:href="Pictures/10000201000002ED000002B4C4D5F27D4C62DC0F.png" xlink:type="simple" xlink:show="embed" xlink:actuate="onLoad" draw:mime-type="image/png"/></draw:frame><text:s/></text:p>
      <text:p text:style-name="P1"/>
      <text:p text:style-name="P1"><draw:frame draw:style-name="fr1" draw:name="Image5" text:anchor-type="char" svg:width="19.001cm" svg:height="15.053cm" draw:z-index="4"><draw:image xlink:href="Pictures/10000201000002EF00000253054AB9A4E67363EF.png" xlink:type="simple" xlink:show="embed" xlink:actuate="onLoad" draw:mime-type="image/png"/></draw:frame><text:soft-page-break/><text:s text:c="2"/></text:p>
      <text:p text:style-name="P1"><draw:frame draw:style-name="fr1" draw:name="Image6" text:anchor-type="char" svg:width="19.001cm" svg:height="6.678cm" draw:z-index="5"><draw:image xlink:href="Pictures/10000201000003000000010E1D9EA1E054F3567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23:39:14.589000000</meta:creation-date>
    <dc:date>2022-02-01T23:46:49.067000000</dc:date>
    <meta:editing-duration>PT7M36S</meta:editing-duration>
    <meta:editing-cycles>1</meta:editing-cycles>
    <meta:document-statistic meta:table-count="0" meta:image-count="6" meta:object-count="0" meta:page-count="3" meta:paragraph-count="6" meta:word-count="4" meta:character-count="29" meta:non-whitespace-character-count="20"/>
    <meta:generator>LibreOffice/7.1.8.1$Windows_X86_64 LibreOffice_project/e1f30c802c3269a1d052614453f260e49458c82c</meta:generator>
  </office:meta>
</office:document-meta>
</file>